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874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87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24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477cm"/>
    </style:style>
    <style:style style:name="gr6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729fcf" fo:font-size="9pt" style:font-size-asian="9pt" style:font-size-complex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29fc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905cm" svg:height="2.158cm" svg:x="1cm" svg:y="5.319cm">
          <draw:text-box>
            <text:p text:style-name="P1"><text:span text:style-name="T1">Edge-breaker traversal type</text:span></text:p>
            <text:p text:style-name="P1"><text:span text:style-name="T1">(</text:span><text:span text:style-name="T2">uint8</text:span><text:span text:style-name="T1">)</text:span></text:p>
          </draw:text-box>
        </draw:frame>
        <draw:frame draw:style-name="gr2" draw:text-style-name="P2" draw:layer="layout" svg:width="1.905cm" svg:height="2.159cm" svg:x="2.905cm" svg:y="5.318cm">
          <draw:text-box>
            <text:p text:style-name="P1"><text:span text:style-name="T1">Num encoded vertices</text:span></text:p>
            <text:p text:style-name="P1"><text:span text:style-name="T3">(</text:span><text:span text:style-name="T4">var32</text:span><text:span text:style-name="T1">)</text:span></text:p>
          </draw:text-box>
        </draw:frame>
        <draw:frame draw:style-name="gr2" draw:text-style-name="P2" draw:layer="layout" svg:width="1.651cm" svg:height="2.159cm" svg:x="4.81cm" svg:y="5.318cm">
          <draw:text-box>
            <text:p text:style-name="P1"><text:span text:style-name="T1">Num faces</text:span></text:p>
            <text:p text:style-name="P1"><text:span text:style-name="T3">(</text:span><text:span text:style-name="T4">var32</text:span><text:span text:style-name="T1">)</text:span></text:p>
          </draw:text-box>
        </draw:frame>
        <draw:frame draw:style-name="gr2" draw:text-style-name="P2" draw:layer="layout" svg:width="1.905cm" svg:height="2.159cm" svg:x="6.461cm" svg:y="5.318cm">
          <draw:text-box>
            <text:p text:style-name="P1"><text:span text:style-name="T1">Num attribute data</text:span></text:p>
            <text:p text:style-name="P1"><text:span text:style-name="T3">(</text:span><text:span text:style-name="T4">uint8</text:span><text:span text:style-name="T1">)</text:span></text:p>
          </draw:text-box>
        </draw:frame>
        <draw:frame draw:style-name="gr2" draw:text-style-name="P2" draw:layer="layout" svg:width="1.905cm" svg:height="2.159cm" svg:x="8.366cm" svg:y="5.318cm">
          <draw:text-box>
            <text:p text:style-name="P1"><text:span text:style-name="T1">Num encoded symbols</text:span></text:p>
            <text:p text:style-name="P1"><text:span text:style-name="T3">(</text:span><text:span text:style-name="T4">var32</text:span><text:span text:style-name="T1">)</text:span></text:p>
          </draw:text-box>
        </draw:frame>
        <draw:frame draw:style-name="gr2" draw:text-style-name="P2" draw:layer="layout" svg:width="1.905cm" svg:height="2.159cm" svg:x="10.271cm" svg:y="5.318cm">
          <draw:text-box>
            <text:p text:style-name="P1"><text:span text:style-name="T1">Num encoded symbols</text:span></text:p>
            <text:p text:style-name="P1"><text:span text:style-name="T3">(</text:span><text:span text:style-name="T4">var32</text:span><text:span text:style-name="T1">)</text:span></text:p>
          </draw:text-box>
        </draw:frame>
        <draw:frame draw:style-name="gr3" draw:text-style-name="P4" draw:layer="layout" svg:width="3.048cm" svg:height="1.524cm" svg:x="1.381cm" svg:y="2.143cm">
          <draw:text-box>
            <text:p text:style-name="P3"><text:span text:style-name="T5">EdgeBreaker Header</text:span></text:p>
          </draw:text-box>
        </draw:frame>
        <draw:frame draw:style-name="gr3" draw:text-style-name="P4" draw:layer="layout" svg:width="1.524cm" svg:height="1.524cm" svg:x="4.429cm" svg:y="2.143cm">
          <draw:text-box>
            <text:p text:style-name="P3"><text:span text:style-name="T5">Split Data</text:span></text:p>
          </draw:text-box>
        </draw:frame>
        <draw:frame draw:style-name="gr3" draw:text-style-name="P4" draw:layer="layout" svg:width="2.54cm" svg:height="1.524cm" svg:x="7.985cm" svg:y="2.143cm">
          <draw:text-box>
            <text:p text:style-name="P3"><text:span text:style-name="T5">Start Face Data</text:span></text:p>
          </draw:text-box>
        </draw:frame>
        <draw:frame draw:style-name="gr3" draw:text-style-name="P4" draw:layer="layout" svg:width="2.032cm" svg:height="1.524cm" svg:x="5.953cm" svg:y="2.143cm">
          <draw:text-box>
            <text:p text:style-name="P3"><text:span text:style-name="T5">Symbol Data</text:span></text:p>
          </draw:text-box>
        </draw:frame>
        <draw:line draw:style-name="gr4" draw:text-style-name="P3" draw:layer="layout" svg:x1="1.381cm" svg:y1="1.635cm" svg:x2="4.429cm" svg:y2="1.635cm">
          <text:p/>
        </draw:line>
        <draw:frame draw:style-name="gr5" draw:text-style-name="P6" draw:layer="layout" svg:width="2.032cm" svg:height="0.963cm" svg:x="2.016cm" svg:y="0.619cm">
          <draw:text-box>
            <text:p text:style-name="P5"><text:span text:style-name="T1">18-byte header</text:span></text:p>
          </draw:text-box>
        </draw:frame>
        <draw:frame draw:style-name="gr5" draw:text-style-name="P2" draw:layer="layout" svg:width="1.778cm" svg:height="1.319cm" svg:x="4.358cm" svg:y="0.244cm">
          <draw:text-box>
            <text:p text:style-name="P1"><text:span text:style-name="T1">varying-byte Length</text:span></text:p>
          </draw:text-box>
        </draw:frame>
        <draw:line draw:style-name="gr4" draw:text-style-name="P3" draw:layer="layout" svg:x1="4.429cm" svg:y1="1.635cm" svg:x2="5.953cm" svg:y2="1.635cm">
          <text:p/>
        </draw:line>
        <draw:line draw:style-name="gr6" draw:text-style-name="P7" draw:layer="layout" svg:x1="0.995cm" svg:y1="5.341cm" svg:x2="1.381cm" svg:y2="3.667cm">
          <text:p/>
        </draw:line>
        <draw:line draw:style-name="gr6" draw:text-style-name="P7" draw:layer="layout" svg:x1="4.429cm" svg:y1="3.667cm" svg:x2="12.176cm" svg:y2="5.318cm">
          <text:p/>
        </draw:line>
        <draw:line draw:style-name="gr4" draw:text-style-name="P3" draw:layer="layout" svg:x1="5.953cm" svg:y1="1.635cm" svg:x2="7.985cm" svg:y2="1.635cm">
          <text:p/>
        </draw:line>
        <draw:line draw:style-name="gr4" draw:text-style-name="P3" draw:layer="layout" svg:x1="10.525cm" svg:y1="1.635cm" svg:x2="14.462cm" svg:y2="1.635cm">
          <text:p/>
        </draw:line>
        <draw:frame draw:style-name="gr3" draw:text-style-name="P4" draw:layer="layout" svg:width="3.937cm" svg:height="1.524cm" svg:x="10.525cm" svg:y="2.143cm">
          <draw:text-box>
            <text:p text:style-name="P3"><text:span text:style-name="T5">Attribute Connectivity Data</text:span></text:p>
          </draw:text-box>
        </draw:frame>
        <draw:line draw:style-name="gr4" draw:text-style-name="P3" draw:layer="layout" svg:x1="7.985cm" svg:y1="1.635cm" svg:x2="10.525cm" svg:y2="1.635cm">
          <text:p/>
        </draw:line>
        <draw:frame draw:style-name="gr5" draw:text-style-name="P2" draw:layer="layout" svg:width="1.778cm" svg:height="1.319cm" svg:x="6.08cm" svg:y="0.238cm">
          <draw:text-box>
            <text:p text:style-name="P1"><text:span text:style-name="T1">varying-byte Length</text:span></text:p>
          </draw:text-box>
        </draw:frame>
        <draw:frame draw:style-name="gr5" draw:text-style-name="P2" draw:layer="layout" svg:width="1.778cm" svg:height="1.319cm" svg:x="8.366cm" svg:y="0.238cm">
          <draw:text-box>
            <text:p text:style-name="P1"><text:span text:style-name="T1">varying-byte Length</text:span></text:p>
          </draw:text-box>
        </draw:frame>
        <draw:frame draw:style-name="gr5" draw:text-style-name="P2" draw:layer="layout" svg:width="1.778cm" svg:height="1.319cm" svg:x="11.541cm" svg:y="0.238cm">
          <draw:text-box>
            <text:p text:style-name="P1"><text:span text:style-name="T1">varying-byte Lengt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7:03:21.281000000</meta:creation-date>
    <dc:date>2019-11-25T16:25:23.988000000</dc:date>
    <meta:editing-duration>PT17M30S</meta:editing-duration>
    <meta:editing-cycles>6</meta:editing-cycles>
    <meta:generator>LibreOffice/6.3.3.2$Windows_X86_64 LibreOffice_project/a64200df03143b798afd1ec74a12ab50359878ed</meta:generator>
    <meta:document-statistic meta:object-count="23"/>
  </office:meta>
</office:document-meta>
</file>